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999999" draw:fill-hatch-solid="false" draw:textarea-horizontal-align="justify" draw:textarea-vertical-align="middle" draw:auto-grow-height="false" fo:min-height="2.798cm" fo:min-width="3.31cm"/>
    </style:style>
    <style:style style:name="gr2" style:family="graphic" style:parent-style-name="standard">
      <style:graphic-properties draw:fill="hatch" draw:fill-hatch-name="Hatching_20_1" draw:fill-hatch-solid="false" draw:textarea-horizontal-align="justify" draw:textarea-vertical-align="middle" draw:auto-grow-height="false" fo:min-height="3.814cm" fo:min-width="3.31cm"/>
    </style:style>
    <style:style style:name="gr3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0.132cm" fo:min-width="1.612cm"/>
    </style:style>
    <style:style style:name="gr4" style:family="graphic" style:parent-style-name="standard">
      <style:graphic-properties draw:fill="hatch" draw:fill-hatch-name="Hatching_20_1" draw:fill-hatch-solid="false" draw:textarea-horizontal-align="justify" draw:textarea-vertical-align="middle" draw:auto-grow-height="false" fo:min-height="1.814cm" fo:min-width="3.31cm"/>
    </style:style>
    <style:style style:name="gr5" style:family="graphic" style:parent-style-name="standard">
      <style:graphic-properties draw:fill="solid" draw:fill-color="#999999" draw:fill-hatch-solid="false" draw:textarea-horizontal-align="justify" draw:textarea-vertical-align="middle" draw:auto-grow-height="false" fo:min-height="3.814cm" fo:min-width="3.31cm"/>
    </style:style>
    <style:style style:name="gr6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0.132cm" fo:min-width="1.6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e6e6e6" draw:fill-hatch-solid="false" draw:textarea-horizontal-align="justify" draw:textarea-vertical-align="middle" draw:auto-grow-height="false" fo:min-height="2.798cm" fo:min-width="3.31cm"/>
    </style:style>
    <style:style style:name="gr9" style:family="graphic" style:parent-style-name="standard">
      <style:graphic-properties draw:stroke="solid" draw:stroke-dash="Fine_20_Dashed" svg:stroke-color="#000000" draw:fill="none" draw:textarea-horizontal-align="justify" draw:textarea-vertical-align="middle" draw:auto-grow-height="false" fo:min-height="0.132cm" fo:min-width="1.612cm"/>
    </style:style>
    <style:style style:name="gr10" style:family="graphic" style:parent-style-name="standard">
      <style:graphic-properties draw:fill="solid" draw:fill-color="#999999" draw:fill-hatch-solid="false" draw:textarea-horizontal-align="justify" draw:textarea-vertical-align="middle" draw:auto-grow-height="false" fo:min-height="2.78cm" fo:min-width="3.31cm"/>
    </style:style>
    <style:style style:name="gr11" style:family="graphic" style:parent-style-name="standard">
      <style:graphic-properties draw:fill="hatch" draw:fill-hatch-name="Hatching_20_1" draw:fill-hatch-solid="false" draw:textarea-horizontal-align="justify" draw:textarea-vertical-align="middle" draw:auto-grow-height="false" fo:min-height="2.78cm" fo:min-width="3.31cm"/>
    </style:style>
    <style:style style:name="gr12" style:family="graphic" style:parent-style-name="standard">
      <style:graphic-properties draw:stroke="solid" draw:stroke-dash="Fine_20_Dashed" svg:stroke-color="#000000" draw:fill="none" draw:textarea-horizontal-align="justify" draw:textarea-vertical-align="middle" draw:auto-grow-height="false" fo:min-height="0.132cm" fo:min-width="1.612cm"/>
    </style:style>
    <style:style style:name="gr13" style:family="graphic" style:parent-style-name="standard">
      <style:graphic-properties draw:fill="solid" draw:fill-color="#ff0000" draw:opacity="10%" draw:textarea-horizontal-align="justify" draw:textarea-vertical-align="middle" draw:auto-grow-height="false" fo:min-height="4.6cm" fo:min-width="4.89cm" draw:shadow-offset-x="0.203cm" draw:shadow-offset-y="0.203cm" draw:shadow-opacity="10%"/>
    </style:style>
    <style:style style:name="P1" style:family="paragraph">
      <loext:graphic-properties draw:fill="solid" draw:fill-color="#999999" draw:fill-hatch-solid="false"/>
      <style:paragraph-properties fo:text-align="center"/>
    </style:style>
    <style:style style:name="P2" style:family="paragraph">
      <loext:graphic-properties draw:fill="hatch" draw:fill-hatch-name="Hatching_20_1" draw:fill-hatch-solid="fals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="solid" draw:fill-color="#e6e6e6" draw:fill-hatch-solid="false"/>
      <style:paragraph-properties fo:text-align="center"/>
    </style:style>
    <style:style style:name="P8" style:family="paragraph">
      <loext:graphic-properties draw:fill="solid" draw:fill-color="#ff0000" draw:opacity="10%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3.048cm" svg:x="8.599cm" svg:y="3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4.064cm" svg:x="8.599cm" svg:y="2.2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13cm" svg:height="0.762cm" svg:x="5.661cm" svg:y="2.423cm">
          <text:p><text:span text:style-name="T1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3.81cm" svg:height="2.064cm" svg:x="1.399cm" svg:y="2.1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81cm" svg:height="4.064cm" svg:x="16.199cm" svg:y="3.3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4.064cm" svg:x="16.199cm" svg:y="3.3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413cm" svg:height="0.762cm" svg:x="13.161cm" svg:y="3.1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5" draw:layer="layout" svg:width="4.117cm" svg:height="1.673cm" svg:x="1.243cm" svg:y="4.563cm">
          <draw:text-box>
            <text:p><text:span text:style-name="T1">sleeps until 4 bytes</text:span></text:p>
            <text:p><text:span text:style-name="T1">can be sent to the</text:span></text:p>
            <text:p><text:span text:style-name="T1">buffer</text:span></text:p>
          </draw:text-box>
        </draw:frame>
        <draw:frame draw:style-name="gr7" draw:text-style-name="P5" draw:layer="layout" svg:width="4.426cm" svg:height="1.673cm" svg:x="16.043cm" svg:y="7.764cm">
          <draw:text-box>
            <text:p><text:span text:style-name="T1">sleeps until 8 bytes</text:span></text:p>
            <text:p><text:span text:style-name="T1">can be read from the</text:span></text:p>
            <text:p><text:span text:style-name="T1">buffer</text:span></text:p>
          </draw:text-box>
        </draw:frame>
        <draw:frame draw:style-name="gr7" draw:text-style-name="P6" draw:layer="layout" svg:width="1.666cm" svg:height="0.569cm" svg:x="5.907cm" svg:y="3.08cm">
          <draw:text-box>
            <text:p><text:span text:style-name="T2">(blocked)</text:span></text:p>
          </draw:text-box>
        </draw:frame>
        <draw:frame draw:style-name="gr7" draw:text-style-name="P6" draw:layer="layout" svg:width="1.666cm" svg:height="0.569cm" svg:x="13.507cm" svg:y="3.781cm">
          <draw:text-box>
            <text:p><text:span text:style-name="T2">(blocked)</text:span></text:p>
          </draw:text-box>
        </draw:frame>
        <draw:custom-shape draw:style-name="gr8" draw:text-style-name="P7" draw:layer="layout" svg:width="3.81cm" svg:height="3.048cm" svg:x="8.599cm" svg:y="11.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4.064cm" svg:x="8.599cm" svg:y="10.04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413cm" svg:height="0.762cm" svg:x="5.661cm" svg:y="10.2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3.81cm" svg:height="2.064cm" svg:x="1.399cm" svg:y="9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3.81cm" svg:height="3.03cm" svg:x="16.199cm" svg:y="11.1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81cm" svg:height="3.03cm" svg:x="16.199cm" svg:y="11.17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413cm" svg:height="0.762cm" svg:x="13.161cm" svg:y="10.9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5" draw:layer="layout" svg:width="3.097cm" svg:height="0.725cm" svg:x="1.743cm" svg:y="12.263cm">
          <draw:text-box>
            <text:p><text:span text:style-name="T1">writes 4 bytes</text:span></text:p>
          </draw:text-box>
        </draw:frame>
        <draw:frame draw:style-name="gr7" draw:text-style-name="P5" draw:layer="layout" svg:width="3.055cm" svg:height="1.199cm" svg:x="16.043cm" svg:y="14.564cm">
          <draw:text-box>
            <text:p><text:span text:style-name="T1">reads 6 bytes</text:span></text:p>
            <text:p><text:span text:style-name="T1">(short read)</text:span></text:p>
          </draw:text-box>
        </draw:frame>
        <draw:frame draw:style-name="gr7" draw:text-style-name="P6" draw:layer="layout" svg:width="1.963cm" svg:height="0.569cm" svg:x="13.207cm" svg:y="11.581cm">
          <draw:text-box>
            <text:p><text:span text:style-name="T2">(short read)</text:span></text:p>
          </draw:text-box>
        </draw:frame>
        <draw:custom-shape draw:style-name="gr13" draw:text-style-name="P8" draw:layer="layout" svg:width="7.62cm" svg:height="6.858cm" svg:x="6.712cm" svg:y="1.08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Blue_20_Triple_20_90_20_Degrees" draw:display-name="Blue Triple 90 Degrees" draw:style="triple" draw:color="#0000ff" draw:distance="0.102cm" draw:rotation="900"/>
    <draw:hatch draw:name="Hatching_20_1" draw:display-name="Hatching 1" draw:style="single" draw:color="#000000" draw:distance="0.508cm" draw:rotation="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GERUM</meta:initial-creator>
    <meta:creation-date>2019-11-14T13:36:23.452545152</meta:creation-date>
    <dc:date>2019-11-14T15:58:50.808052337</dc:date>
    <dc:creator>Philippe GERUM</dc:creator>
    <meta:editing-duration>PT2H22M25S</meta:editing-duration>
    <meta:editing-cycles>6</meta:editing-cycles>
    <meta:generator>LibreOffice/6.2.8.2$Linux_X86_64 LibreOffice_project/20$Build-2</meta:generator>
    <meta:document-statistic meta:object-count="22"/>
  </office:meta>
</office:document-meta>
</file>